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officeooo:paragraph-rsid="00055a84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none" fo:font-weight="bold" officeooo:paragraph-rsid="000505e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solid" style:text-underline-width="auto" style:text-underline-color="font-color" fo:font-weight="bold" officeooo:paragraph-rsid="000505e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officeooo:paragraph-rsid="000505e4" style:font-size-asian="12pt" style:font-size-complex="12pt"/>
    </style:style>
    <style:style style:name="P5" style:family="paragraph" style:parent-style-name="Standard">
      <style:text-properties style:font-name="Liberation Serif" fo:font-size="12pt" officeooo:rsid="0023c008" officeooo:paragraph-rsid="00055a84" style:font-size-asian="12pt" style:font-size-complex="12pt"/>
    </style:style>
    <style:style style:name="P6" style:family="paragraph" style:parent-style-name="Standard">
      <style:text-properties fo:color="#ff0000" style:font-name="Liberation Serif" fo:font-size="12pt" style:text-underline-style="solid" style:text-underline-width="auto" style:text-underline-color="font-color" fo:font-weight="bold" officeooo:rsid="00232dc6" officeooo:paragraph-rsid="000505e4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officeooo:paragraph-rsid="00055a8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0aa032"/>
    </style:style>
    <style:style style:name="P9" style:family="paragraph" style:parent-style-name="Standard">
      <style:paragraph-properties fo:text-align="start" style:justify-single-word="false"/>
      <style:text-properties officeooo:paragraph-rsid="00055a84"/>
    </style:style>
    <style:style style:name="P10" style:family="paragraph" style:parent-style-name="Standard">
      <style:text-properties officeooo:rsid="000136c9" officeooo:paragraph-rsid="000d31d2"/>
    </style:style>
    <style:style style:name="P1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3495be" officeooo:paragraph-rsid="00066b2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23c008" officeooo:paragraph-rsid="00055a84" style:font-size-asian="12pt" style:font-size-complex="12pt"/>
    </style:style>
    <style:style style:name="P1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3495be" officeooo:paragraph-rsid="00055a84" style:font-size-asian="12pt" style:font-size-complex="12pt"/>
    </style:style>
    <style:style style:name="P1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style:text-underline-style="none" fo:font-weight="normal" officeooo:rsid="00345629" officeooo:paragraph-rsid="000c499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officeooo:paragraph-rsid="000ac206"/>
    </style:style>
    <style:style style:name="P16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744a3" officeooo:paragraph-rsid="001744a3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02bf4c" officeooo:paragraph-rsid="001744a3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bb477" officeooo:paragraph-rsid="001744a3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b8937" officeooo:paragraph-rsid="001744a3" style:font-size-asian="13pt" style:font-weight-asian="normal" style:font-size-complex="13pt" style:font-weight-complex="normal"/>
    </style:style>
    <style:style style:name="P20" style:family="paragraph" style:parent-style-name="Standard">
      <style:text-properties fo:color="#ff0000" style:font-name="Liberation Serif" fo:font-size="12pt" style:text-underline-style="solid" style:text-underline-width="auto" style:text-underline-color="font-color" fo:font-weight="bold" officeooo:rsid="00232dc6" officeooo:paragraph-rsid="000505e4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rsid="0000a6c7" officeooo:paragraph-rsid="00159458"/>
    </style:style>
    <style:style style:name="P22" style:family="paragraph" style:parent-style-name="Standard">
      <style:text-properties officeooo:rsid="00159458" officeooo:paragraph-rsid="00159458"/>
    </style:style>
    <style:style style:name="P23" style:family="paragraph" style:parent-style-name="Standard">
      <style:text-properties officeooo:rsid="001b8937" officeooo:paragraph-rsid="001744a3"/>
    </style:style>
    <style:style style:name="P24" style:family="paragraph" style:parent-style-name="Standard">
      <style:text-properties officeooo:rsid="000136c9" officeooo:paragraph-rsid="001744a3"/>
    </style:style>
    <style:style style:name="P25" style:family="paragraph" style:parent-style-name="Standard">
      <style:text-properties officeooo:rsid="00013983" officeooo:paragraph-rsid="001744a3"/>
    </style:style>
    <style:style style:name="P26" style:family="paragraph" style:parent-style-name="Standard">
      <style:text-properties officeooo:rsid="0001c461" officeooo:paragraph-rsid="001744a3"/>
    </style:style>
    <style:style style:name="P27" style:family="paragraph" style:parent-style-name="Standard">
      <style:text-properties officeooo:rsid="0002bf4c" officeooo:paragraph-rsid="001744a3"/>
    </style:style>
    <style:style style:name="P28" style:family="paragraph" style:parent-style-name="Standard">
      <style:text-properties officeooo:rsid="0019dcb7" officeooo:paragraph-rsid="001744a3"/>
    </style:style>
    <style:style style:name="P29" style:family="paragraph" style:parent-style-name="Standard">
      <style:text-properties officeooo:rsid="001b6f70" officeooo:paragraph-rsid="001744a3"/>
    </style:style>
    <style:style style:name="P30" style:family="paragraph" style:parent-style-name="Standard">
      <style:text-properties officeooo:rsid="001bb477" officeooo:paragraph-rsid="001744a3"/>
    </style:style>
    <style:style style:name="P3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officeooo:paragraph-rsid="00174ee3"/>
    </style:style>
    <style:style style:name="P32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font-size="12pt" officeooo:paragraph-rsid="00174ee3" style:font-size-asian="12pt" style:font-size-complex="12pt"/>
    </style:style>
    <style:style style:name="T1" style:family="text">
      <style:text-properties officeooo:rsid="0024a3f4"/>
    </style:style>
    <style:style style:name="T2" style:family="text">
      <style:text-properties officeooo:rsid="0023e4a5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officeooo:rsid="0011656e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style:text-underline-style="none" fo:font-weight="normal" officeooo:rsid="000ac206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style:text-underline-style="none" fo:font-weight="normal" officeooo:rsid="00066b2f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style:text-underline-style="none" fo:font-weight="normal" officeooo:rsid="003495be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style:text-underline-style="none" fo:font-weight="normal" officeooo:rsid="000c4996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style:text-underline-style="none" fo:font-weight="normal" officeooo:rsid="0011656e" style:font-size-asian="12pt" style:font-weight-asian="normal" style:font-size-complex="12pt" style:font-weight-complex="normal"/>
    </style:style>
    <style:style style:name="T12" style:family="text">
      <style:text-properties fo:color="#ff0000" style:font-name="Liberation Serif" fo:font-size="12pt" style:text-underline-style="solid" style:text-underline-width="auto" style:text-underline-color="font-color" fo:font-weight="bold" officeooo:rsid="0023e4a5" style:font-size-asian="12pt" style:font-weight-asian="bold" style:font-size-complex="12pt" style:font-weight-complex="bold"/>
    </style:style>
    <style:style style:name="T13" style:family="text">
      <style:text-properties fo:color="#ff0000" style:font-name="Liberation Serif" fo:font-size="12pt" style:text-underline-style="solid" style:text-underline-width="auto" style:text-underline-color="font-color" fo:font-weight="bold" officeooo:rsid="00232dc6" style:font-size-asian="12pt" style:font-weight-asian="bold" style:font-size-complex="12pt" style:font-weight-complex="bold"/>
    </style:style>
    <style:style style:name="T14" style:family="text">
      <style:text-properties fo:color="#ff0000" style:font-name="Liberation Serif1" fo:language="en" fo:country="IN" style:text-underline-style="solid" style:text-underline-width="auto" style:text-underline-color="font-color" fo:font-weight="bold" officeooo:rsid="0024a3f4" style:font-name-asian="WenQuanYi Micro Hei" style:language-asian="zh" style:country-asian="CN" style:font-weight-asian="bold" style:font-name-complex="Liberation Serif2" style:language-complex="hi" style:country-complex="IN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345629" style:font-weight-asian="normal" style:font-weight-complex="normal"/>
    </style:style>
    <style:style style:name="T17" style:family="text">
      <style:text-properties style:text-underline-style="none" fo:font-weight="normal" officeooo:rsid="000c1d08" style:font-weight-asian="normal" style:font-weight-complex="normal"/>
    </style:style>
    <style:style style:name="T18" style:family="text">
      <style:text-properties style:text-underline-style="none" fo:font-weight="normal" officeooo:rsid="000d31d2" style:font-weight-asian="normal" style:font-weight-complex="normal"/>
    </style:style>
    <style:style style:name="T19" style:family="text">
      <style:text-properties style:text-underline-style="none" fo:font-weight="normal" officeooo:rsid="0010f169" style:font-weight-asian="normal" style:font-weight-complex="normal"/>
    </style:style>
    <style:style style:name="T20" style:family="text">
      <style:text-properties style:text-underline-style="none" fo:font-weight="bold" officeooo:rsid="00345629" style:font-weight-asian="bold" style:font-weight-complex="bold"/>
    </style:style>
    <style:style style:name="T21" style:family="text">
      <style:text-properties officeooo:rsid="00066b2f"/>
    </style:style>
    <style:style style:name="T22" style:family="text">
      <style:text-properties officeooo:rsid="000c4996"/>
    </style:style>
    <style:style style:name="T23" style:family="text">
      <style:text-properties officeooo:rsid="00100264"/>
    </style:style>
    <style:style style:name="T24" style:family="text">
      <style:text-properties officeooo:rsid="0010f169"/>
    </style:style>
    <style:style style:name="T25" style:family="text">
      <style:text-properties officeooo:rsid="0012fb52"/>
    </style:style>
    <style:style style:name="T26" style:family="text">
      <style:text-properties officeooo:rsid="0014554e"/>
    </style:style>
    <style:style style:name="T27" style:family="text">
      <style:text-properties officeooo:rsid="00159458"/>
    </style:style>
    <style:style style:name="T28" style:family="text">
      <style:text-properties officeooo:rsid="001744a3"/>
    </style:style>
    <style:style style:name="T29" style:family="text">
      <style:text-properties officeooo:rsid="000049ca"/>
    </style:style>
    <style:style style:name="T30" style:family="text">
      <style:text-properties officeooo:rsid="0001c461"/>
    </style:style>
    <style:style style:name="T31" style:family="text">
      <style:text-properties officeooo:rsid="0002bf4c"/>
    </style:style>
    <style:style style:name="T32" style:family="text">
      <style:text-properties officeooo:rsid="001bb477"/>
    </style:style>
    <style:style style:name="T33" style:family="text">
      <style:text-properties officeooo:rsid="001b89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Paper-<text:span text:style-name="T25">5</text:span></text:p>
      <text:p text:style-name="P3">__________________________________________________________________________________</text:p>
      <text:p text:style-name="P4"/>
      <text:p text:style-name="P6"><text:span text:style-name="T2">O</text:span>bjective questions:</text:p>
      <text:p text:style-name="P6"/>
      <text:p text:style-name="P21">1)<text:tab/>#include&lt;stdio.h&gt; </text:p>
      <text:p text:style-name="P21"><text:tab/>main() </text:p>
      <text:p text:style-name="P21"><text:tab/>{ </text:p>
      <text:p text:style-name="P21"><text:tab/><text:tab/>int x=-2; </text:p>
      <text:p text:style-name="P21"><text:tab/><text:tab/>if(!0==1) </text:p>
      <text:p text:style-name="P21"><text:tab/><text:tab/>printf("yes\n"); <text:s/></text:p>
      <text:p text:style-name="P21"><text:tab/><text:tab/>else </text:p>
      <text:p text:style-name="P21"><text:tab/><text:tab/>printf("no\n"); </text:p>
      <text:p text:style-name="P21"><text:tab/>}</text:p>
      <text:p text:style-name="P21"/>
      <text:p text:style-name="P21"><text:span text:style-name="T27">2</text:span>)<text:tab/>#include&lt;stdio.h&gt; </text:p>
      <text:p text:style-name="P21"><text:tab/>main() </text:p>
      <text:p text:style-name="P21"><text:tab/>{<text:tab/> </text:p>
      <text:p text:style-name="P21"><text:tab/><text:tab/>if((~0==1)&amp;(!0==1)) </text:p>
      <text:p text:style-name="P21"><text:tab/><text:tab/>printf("yes\n"); </text:p>
      <text:p text:style-name="P21"><text:tab/><text:tab/>else </text:p>
      <text:p text:style-name="P21"><text:tab/><text:tab/>printf("no\n"); </text:p>
      <text:p text:style-name="P22"><text:tab/>}</text:p>
      <text:p text:style-name="P22"/>
      <text:p text:style-name="P23"><text:span text:style-name="T28">3</text:span>)<text:tab/>#include &lt;stdio.h&gt; </text:p>
      <text:p text:style-name="P23"><text:tab/>int main() </text:p>
      <text:p text:style-name="P23"><text:tab/>{ </text:p>
      <text:p text:style-name="P23"><text:tab/><text:tab/>struct tag{ </text:p>
      <text:p text:style-name="P23"><text:tab/><text:tab/><text:tab/>int a; </text:p>
      <text:p text:style-name="P23"><text:tab/><text:tab/><text:tab/>float b; </text:p>
      <text:p text:style-name="P23"><text:tab/><text:tab/>}; </text:p>
      <text:p text:style-name="P23"><text:tab/> </text:p>
      <text:p text:style-name="P23"><text:tab/><text:tab/>struct tag t={10,10.23f}; </text:p>
      <text:p text:style-name="P23"><text:tab/><text:tab/>printf("%d, %.02f\n",t.a,t.b); </text:p>
      <text:p text:style-name="P23"><text:tab/><text:tab/>return 0; </text:p>
      <text:p text:style-name="P23"><text:tab/>}</text:p>
      <text:p text:style-name="P23"/>
      <text:p text:style-name="P23"><text:span text:style-name="T28">4</text:span>)<text:tab/>#include &lt;stdio.h&gt; </text:p>
      <text:p text:style-name="P23"><text:tab/>int main() </text:p>
      <text:p text:style-name="P23"><text:tab/>{ </text:p>
      <text:p text:style-name="P23"><text:tab/><text:tab/>struct person{ </text:p>
      <text:p text:style-name="P23"><text:tab/><text:tab/><text:tab/>char *name; </text:p>
      <text:p text:style-name="P23"><text:tab/><text:tab/><text:tab/>int age; </text:p>
      <text:p text:style-name="P23"><text:tab/><text:tab/>}; </text:p>
      <text:p text:style-name="P23"><text:tab/> </text:p>
      <text:p text:style-name="P23"><text:tab/><text:tab/>struct person p={"Mani",21}; </text:p>
      <text:p text:style-name="P23"/>
      <text:p text:style-name="P23"><text:tab/><text:tab/>printf("%s, %d\n",p.name,p.age);<text:tab/> </text:p>
      <text:p text:style-name="P23"><text:tab/>}</text:p>
      <text:p text:style-name="P16"><text:soft-page-break/>5)<text:span text:style-name="T29"><text:tab/>#include&lt;stdio.h&gt; </text:span></text:p>
      <text:p text:style-name="P24"><text:tab/>int main() </text:p>
      <text:p text:style-name="P24"><text:tab/>{ </text:p>
      <text:p text:style-name="P24"><text:tab/> <text:s text:c="5"/><text:tab/>int i = 10; </text:p>
      <text:p text:style-name="P24"><text:tab/> <text:s text:c="5"/><text:tab/>void *p = &amp;i; </text:p>
      <text:p text:style-name="P24"><text:tab/> <text:s text:c="5"/><text:tab/>printf("%d\n", *(int *)p); </text:p>
      <text:p text:style-name="P24"><text:tab/><text:tab/>return 0; </text:p>
      <text:p text:style-name="P24"><text:tab/>}</text:p>
      <text:p text:style-name="P24"/>
      <text:p text:style-name="P25"><text:span text:style-name="T28">6</text:span>)<text:tab/><text:span text:style-name="T30">int main() </text:span></text:p>
      <text:p text:style-name="P26"><text:tab/>{ </text:p>
      <text:p text:style-name="P26"><text:tab/> <text:s text:c="5"/><text:tab/>int i = 10; </text:p>
      <text:p text:style-name="P26"><text:tab/> <text:s text:c="5"/><text:tab/>void *p = &amp;i; </text:p>
      <text:p text:style-name="P26"><text:tab/> <text:s text:c="5"/><text:tab/>printf("%f\n", *(float *)p); </text:p>
      <text:p text:style-name="P26"><text:tab/><text:tab/>return 0; </text:p>
      <text:p text:style-name="P26"><text:tab/>}</text:p>
      <text:p text:style-name="P26"/>
      <text:p text:style-name="P26"><text:span text:style-name="T28">7</text:span>)<text:span text:style-name="T31"><text:tab/>int main() </text:span></text:p>
      <text:p text:style-name="P27"><text:tab/>{ </text:p>
      <text:p text:style-name="P27"><text:tab/> <text:s text:c="5"/><text:tab/>int i = 10; </text:p>
      <text:p text:style-name="P27"><text:tab/> <text:s text:c="5"/><text:tab/>void *p = &amp;i; </text:p>
      <text:p text:style-name="P27"><text:tab/> <text:s text:c="5"/><text:tab/>printf("%d\n", (int)*p); </text:p>
      <text:p text:style-name="P27"><text:tab/><text:tab/>return 0; </text:p>
      <text:p text:style-name="P17"><text:tab/>}</text:p>
      <text:p text:style-name="P17"/>
      <text:p text:style-name="P28"/>
      <text:p text:style-name="P28"><text:span text:style-name="T28">8</text:span>)<text:tab/>main() </text:p>
      <text:p text:style-name="P28"><text:tab/>{ </text:p>
      <text:p text:style-name="P28"><text:tab/>int i=0; </text:p>
      <text:p text:style-name="P28"><text:tab/>while(i&lt;10) </text:p>
      <text:p text:style-name="P28"><text:tab/>{ </text:p>
      <text:p text:style-name="P28"><text:tab/>i++; </text:p>
      <text:p text:style-name="P28"><text:tab/>while(i&lt;8) </text:p>
      <text:p text:style-name="P28"><text:tab/>{ </text:p>
      <text:p text:style-name="P28"><text:tab/>i++; </text:p>
      <text:p text:style-name="P28"><text:tab/>printf("hi"); </text:p>
      <text:p text:style-name="P28"><text:tab/>} </text:p>
      <text:p text:style-name="P28"><text:tab/>} </text:p>
      <text:p text:style-name="P28"><text:tab/>}</text:p>
      <text:p text:style-name="P28"/>
      <text:p text:style-name="P29"><text:span text:style-name="T28">9</text:span>)<text:tab/><text:span text:style-name="T32">main() </text:span></text:p>
      <text:p text:style-name="P30"><text:tab/>{ </text:p>
      <text:p text:style-name="P30"><text:tab/>int i=0; </text:p>
      <text:p text:style-name="P30"><text:tab/>while(i=10) </text:p>
      <text:p text:style-name="P30"><text:tab/>printf("True"); </text:p>
      <text:p text:style-name="P30"><text:tab/>printf("False"); </text:p>
      <text:p text:style-name="P18"><text:tab/>}</text:p>
      <text:p text:style-name="P18"/>
      <text:p text:style-name="P16"><text:soft-page-break/>10) <text:span text:style-name="T33">#include&lt;stdio.h&gt; </text:span></text:p>
      <text:p text:style-name="P23"><text:tab/>struct st </text:p>
      <text:p text:style-name="P23"><text:tab/>{ </text:p>
      <text:p text:style-name="P23"><text:tab/> <text:s text:c="3"/>int x; </text:p>
      <text:p text:style-name="P23"><text:tab/> <text:s text:c="3"/>struct st next; </text:p>
      <text:p text:style-name="P23"><text:tab/>}; </text:p>
      <text:p text:style-name="P23"><text:tab/> <text:s text:c="2"/></text:p>
      <text:p text:style-name="P23"><text:tab/>int main() </text:p>
      <text:p text:style-name="P23"><text:tab/>{ </text:p>
      <text:p text:style-name="P23"><text:tab/> <text:s text:c="3"/>struct st temp; </text:p>
      <text:p text:style-name="P23"><text:tab/> <text:s text:c="3"/>temp.x = 10; </text:p>
      <text:p text:style-name="P23"><text:tab/> <text:s text:c="3"/>temp.next = temp; </text:p>
      <text:p text:style-name="P23"><text:tab/> <text:s text:c="3"/>printf("%d", temp.next.x); </text:p>
      <text:p text:style-name="P23"><text:tab/> <text:s text:c="3"/>return 0; </text:p>
      <text:p text:style-name="P19"><text:tab/>}</text:p>
      <text:p text:style-name="P19"/>
      <text:p text:style-name="P10"><text:span text:style-name="T12">Theory</text:span><text:span text:style-name="T13"> questions:</text:span></text:p>
      <text:p text:style-name="P5"/>
      <text:p text:style-name="P1">1) <text:s/>What are the <text:span text:style-name="T26">Applications of c language?</text:span></text:p>
      <text:p text:style-name="P8"><text:span text:style-name="T5">2) <text:s/></text:span>What is the use of <text:span text:style-name="T23">main</text:span>() <text:span text:style-name="T23">f</text:span>unction<text:span text:style-name="T5">?</text:span></text:p>
      <text:p text:style-name="P8"><text:span text:style-name="T5">3) <text:s/></text:span>What is the difference between the <text:span text:style-name="T23">static</text:span> variable and global variable in C?</text:p>
      <text:p text:style-name="P9"><text:span text:style-name="T5">4) <text:s/></text:span>What is the use of variable in C?</text:p>
      <text:p text:style-name="P9"><text:span text:style-name="T5">5) <text:s/></text:span>What is the use of the <text:span text:style-name="T23">recursive </text:span>function in C?</text:p>
      <text:p text:style-name="P9"><text:span text:style-name="T5">6) <text:s/></text:span>What is the difference between call <text:span text:style-name="T23">back function</text:span> and call<text:span text:style-name="T23">ed function </text:span><text:s/>in C?</text:p>
      <text:p text:style-name="P9"><text:span text:style-name="T5">7) <text:s/></text:span>What is <text:s/><text:span text:style-name="T23">structure</text:span> in C?</text:p>
      <text:p text:style-name="P9"><text:span text:style-name="T5">8) <text:s/></text:span>What is <text:s/><text:span text:style-name="T23">union</text:span> in C?</text:p>
      <text:p text:style-name="P15"><text:span text:style-name="T5">9) <text:s/></text:span>What is <text:span text:style-name="T23">function pointer</text:span> in C? <text:s text:c="107"/><text:span text:style-name="T7">10) </text:span>What is the difference between malloc() and calloc()?<text:span text:style-name="T6"> <text:s/></text:span></text:p>
      <text:p text:style-name="P32"><text:span text:style-name="T14">Programming question:</text:span></text:p>
      <text:p text:style-name="P32"><text:span text:style-name="T15">1</text:span><text:span text:style-name="T16">)</text:span><text:span text:style-name="T20"> <text:s/></text:span><text:span text:style-name="T15">Write a </text:span><text:span text:style-name="T18">program</text:span><text:span text:style-name="T15"> for the following one. <text:s text:c="96"/>a) Set a bit <text:s text:c="5"/>b) Clear a bit <text:s text:c="3"/>c) Toggle a <text:s/>bit <text:s/></text:span></text:p>
      <text:p text:style-name="P12"><text:span text:style-name="T15">2</text:span><text:span text:style-name="T16">) <text:s/></text:span><text:span text:style-name="T15">WAP to find the given number </text:span><text:span text:style-name="T19">is power of two or not ?</text:span></text:p>
      <text:p text:style-name="P7"><text:span text:style-name="T16">3) <text:s/></text:span><text:span text:style-name="T17">Find the </text:span><text:span text:style-name="T19">minimum</text:span><text:span text:style-name="T17"> of two numbers without using if-else?</text:span></text:p>
      <text:p text:style-name="P14">4) <text:s/><text:span text:style-name="T22">Write your own C program to implement a to f function?</text:span></text:p>
      <text:p text:style-name="P14">5) <text:s/>Write a C program to implement the stack using arrays?</text:p>
      <text:p text:style-name="P13">6) <text:s/>Write a C program to <text:span text:style-name="T24">count </text:span><text:s/><text:span text:style-name="T24">duplicate</text:span> element in an array?</text:p>
      <text:p text:style-name="P13">7) <text:s/><text:span text:style-name="T22">Write a C program to sort the string using recursion?</text:span></text:p>
      <text:p text:style-name="P11"><text:span text:style-name="T21">8</text:span>) <text:s/>Wr<text:span text:style-name="T22">it</text:span>e a program to delete a node in a <text:span text:style-name="T24">Double</text:span> Linked List?</text:p>
      <text:p text:style-name="P31"><text:span text:style-name="T8">9</text:span><text:span text:style-name="T9">) <text:s/>Wr</text:span><text:span text:style-name="T10">it</text:span><text:span text:style-name="T9">e a program </text:span><text:span text:style-name="T11">to remove specific line from a text file?</text:span></text:p>
      <text:p text:style-name="P31"><text:span text:style-name="T8">10) <text:s/></text:span><text:a xlink:type="simple" xlink:href="https://codeforwin.org/2018/02/c-program-count-occurrences-of-all-words-a-file.html" office:target-frame-name="_blank" xlink:show="new"><text:span text:style-name="T3">Write a C program to count occurrences of </text:span></text:a><text:a xlink:type="simple" xlink:href="https://codeforwin.org/2018/02/c-program-count-occurrences-of-all-words-a-file.html" office:target-frame-name="_blank" xlink:show="new"><text:span text:style-name="T4">given </text:span></text:a><text:a xlink:type="simple" xlink:href="https://codeforwin.org/2018/02/c-program-count-occurrences-of-all-words-a-file.html" office:target-frame-name="_blank" xlink:show="new"><text:span text:style-name="T3">words in a text file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0:13:57.849937102</meta:creation-date>
    <dc:date>2020-04-07T11:28:52.945579641</dc:date>
    <meta:editing-duration>PT1H48S</meta:editing-duration>
    <meta:editing-cycles>22</meta:editing-cycles>
    <meta:generator>LibreOffice/4.2.8.2$Linux_x86 LibreOffice_project/420m0$Build-2</meta:generator>
    <meta:document-statistic meta:table-count="0" meta:image-count="0" meta:object-count="0" meta:page-count="3" meta:paragraph-count="121" meta:word-count="396" meta:character-count="2695" meta:non-whitespace-character-count="1878"/>
  </office:meta>
</office:document-meta>
</file>